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rst of all, here are some tests related to the « if » expression (= function « test »).</text:span></text:p>
      <text:p text:style-name="P1"><text:span text:style-name="T1"><office:annotation><dc:creator>POD</dc:creator><dc:date>2020-08-22T20:28:01</dc:date><text:p>Error while evaluating expression "test(True, 'I will be included', 'I will not be included')". name 'test' is not defined</text:p><text:p>    res, escape = evalEntry.evaluate(context)</text:p><text:p>  File "/usr/lib/python3/dist-packages/appy/pod/elements.py", line 181, in evaluate</text:p><text:p>    res = self._eval(context)</text:p><text:p>  File "/usr/lib/python3/dist-packages/appy/pod/elements.py", line 150, in _eval</text:p><text:p>    r = Evaluator.run(self.expr, context)</text:p><text:p>  File "/usr/lib/python3/dist-packages/appy/pod/__init__.py", line 43, in run</text:p><text:p>    return eval(expression, class_.emptyContext, context)</text:p><text:p>  File "&lt;string&gt;", line 1, in &lt;module&gt;</text:p><text:p>NameError: name 'test' is not defined</text:p></office:annotation></text:span> </text:p>
      <text:p text:style-name="P1"><text:span text:style-name="T1"><office:annotation><dc:creator>POD</dc:creator><dc:date>2020-08-22T20:28:01</dc:date><text:p>Error while evaluating expression "test(False, 'Beurk', 'Miam')". name 'test' is not defined</text:p><text:p>    res, escape = evalEntry.evaluate(context)</text:p><text:p>  File "/usr/lib/python3/dist-packages/appy/pod/elements.py", line 181, in evaluate</text:p><text:p>    res = self._eval(context)</text:p><text:p>  File "/usr/lib/python3/dist-packages/appy/pod/elements.py", line 150, in _eval</text:p><text:p>    r = Evaluator.run(self.expr, context)</text:p><text:p>  File "/usr/lib/python3/dist-packages/appy/pod/__init__.py", line 43, in run</text:p><text:p>    return eval(expression, class_.emptyContext, context)</text:p><text:p>  File "&lt;string&gt;", line 1, in &lt;module&gt;</text:p><text:p>NameError: name 'test' is not defined</text:p></office:annotation></text:span><text:span text:style-name="T1"> </text:span></text:p>
      <text:p text:style-name="P1"><text:span text:style-name="T1"><office:annotation><dc:creator>POD</dc:creator><dc:date>2020-08-22T20:28:01</dc:date><text:p>Error while evaluating expression "test(hell)". name 'test' is not defined</text:p><text:p>    res, escape = evalEntry.evaluate(context)</text:p><text:p>  File "/usr/lib/python3/dist-packages/appy/pod/elements.py", line 181, in evaluate</text:p><text:p>    res = self._eval(context)</text:p><text:p>  File "/usr/lib/python3/dist-packages/appy/pod/elements.py", line 150, in _eval</text:p><text:p>    r = Evaluator.run(self.expr, context)</text:p><text:p>  File "/usr/lib/python3/dist-packages/appy/pod/__init__.py", line 43, in run</text:p><text:p>    return eval(expression, class_.emptyContext, context)</text:p><text:p>  File "&lt;string&gt;", line 1, in &lt;module&gt;</text:p><text:p>NameError: name 'test' is not defined</text:p></office:annotation></text:span> </text:p>
      <text:p text:style-name="P1"/>
      <text:p text:style-name="P1">Then,<office:annotation><dc:creator>POD</dc:creator><dc:date>2020-08-22T20:28:01</dc:date><text:p>I could not find an "if" statement named "tutu".</text:p><text:p>  File "/usr/lib/python3/dist-packages/appy/pod/buffers.py", line 563, in createPodAction</text:p><text:p>    raise ParsingError(ELSE_WITHOUT_NAMED_IF % ifReference)</text:p><text:p>appy.pod.buffers.ParsingError: I could not find an "if" statement named "tutu".</text:p></office:annotation> let's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style-name="Tableau1.A" table:number-columns-repeated="1"/>
        <table:table-row>
          <table:table-cell table:style-name="Tableau1.A1" office:value-type="string" table:protected="false">
            <text:p text:style-name="P2">Hello<office:annotation><dc:creator>POD</dc:creator><dc:date>2020-08-22T20:28:01</dc:date><text:p>An "if" statement with the same name already exists.</text:p><text:p>  File "/usr/lib/python3/dist-packages/appy/pod/buffers.py", line 554, in createPodAction</text:p><text:p>    raise ParsingError(DUPLICATE_NAMED_IF)</text:p><text:p>appy.pod.buffers.ParsingError: An "if" statement with the same name already exists.</text:p></office:annotation></text:p>
          </table:table-cell>
        </table:table-row>
      </table:table>
      <text:p text:style-name="P1"/>
      <text:p text:style-name="P1"><office:annotation><dc:creator>POD</dc:creator><dc:date>2020-08-22T20:28:01</dc:date><text:p>There was a problem with this action. Possible causes: (1) you specified no action (ie "do text") while not specifying any from clause; (2) you specified the from clause on the same line as the action, which is not allowed (ie "do text from ...").</text:p><text:p>appy.pod.buffers.ParsingError: There was a problem with this action. Possible causes: (1) you specified no action (ie "do text") while not specifying any from clause; (2) you specified the from clause on the same line as the action, which is not allowed (ie "do text from ...").</text:p></office:annotation>Some syntax errors.</text:p>
      <text:p text:style-name="P1">Some mo<office:annotation><dc:creator>POD</dc:creator><dc:date>2020-08-22T20:28:01</dc:date><text:p>There was a problem with this action. Possible causes: (1) you specified no action (ie "do text") while not specifying any from clause; (2) you specified the from clause on the same line as the action, which is not allowed (ie "do text from ...").</text:p><text:p>appy.pod.buffers.ParsingError: There was a problem with this action. Possible causes: (1) you specified no action (ie "do text") while not specifying any from clause; (2) you specified the from clause on the same line as the action, which is not allowed (ie "do text from ...").</text:p></office:annotation>re syntax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3:15:12</dc:date>
    <dc:language>fr-FR</dc:language>
    <meta:editing-cycles>22</meta:editing-cycles>
    <meta:editing-duration>PT3H44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65" meta:character-count="394"/>
    <dc:title>ifElseErrors</dc:title>
  </office:meta>
</office:document-meta>
</file>